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c993" officeooo:paragraph-rsid="0004c993"/>
    </style:style>
    <style:style style:name="P2" style:family="paragraph" style:parent-style-name="Standard">
      <style:text-properties officeooo:rsid="0005d1f5" officeooo:paragraph-rsid="0005d1f5"/>
    </style:style>
    <style:style style:name="P3" style:family="paragraph" style:parent-style-name="Standard">
      <style:text-properties officeooo:rsid="0005d1f5" officeooo:paragraph-rsid="00095cfb"/>
    </style:style>
    <style:style style:name="P4" style:family="paragraph" style:parent-style-name="Standard">
      <style:text-properties officeooo:rsid="00095cfb" officeooo:paragraph-rsid="00095cfb"/>
    </style:style>
    <style:style style:name="T1" style:family="text">
      <style:text-properties officeooo:rsid="0006ce90"/>
    </style:style>
    <style:style style:name="T2" style:family="text">
      <style:text-properties officeooo:rsid="0007e59d"/>
    </style:style>
    <style:style style:name="T3" style:family="text">
      <style:text-properties officeooo:rsid="00095cfb"/>
    </style:style>
    <style:style style:name="T4" style:family="text">
      <style:text-properties officeooo:rsid="000a4e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Yarden Tamir – <text:span text:style-name="T4">EECS 448 - Lab7</text:span></text:p>
      <text:p text:style-name="P4"/>
      <text:p text:style-name="P1"/>
      <text:p text:style-name="P1">Bug #0</text:p>
      <text:p text:style-name="P1">Size function is not properly working.</text:p>
      <text:p text:style-name="P1">- I have tested the size functionality and it failed when I added the object 5 then removedFront aplled to it which would mean the expected size value would be 0, however the size turned out to be 1.</text:p>
      <text:p text:style-name="P1"/>
      <text:p text:style-name="P2">Bug#1</text:p>
      <text:p text:style-name="P2"><text:span text:style-name="T1">Remove</text:span> front <text:span text:style-name="T1">and Remove back have the same functionality which means one of the is incorrect. I believe it to be remove front that is not working because from my experimentation the back is always removed. However, I am not sure as the order in which the tovector prints the function it could be either one</text:span></text:p>
      <text:p text:style-name="P1"><text:s text:c="2"/></text:p>
      <text:p text:style-name="P1"/>
      <text:p text:style-name="P2">Bug#2</text:p>
      <text:p text:style-name="P2">CheckEmpty <text:span text:style-name="T3">from the Linkedlist class</text:span> is not working on an empty list <text:span text:style-name="T1">but it does work on a populated list which is odd and is a bug.</text:span></text:p>
      <text:p text:style-name="P2"/>
      <text:p text:style-name="P2"/>
      <text:p text:style-name="P2"/>
      <text:p text:style-name="P2"/>
      <text:p text:style-name="P3">Bug#3 </text:p>
      <text:p text:style-name="P3"><text:span text:style-name="T2">AddBack does not work properly and adds the first term to the back instead of the parameter that it is supposed to put in the bac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0:02:09.574018788</meta:creation-date>
    <dc:date>2016-04-27T21:35:29.488036066</dc:date>
    <meta:editing-duration>PT32M54S</meta:editing-duration>
    <meta:editing-cycles>5</meta:editing-cycles>
    <meta:generator>LibreOffice/4.4.4.3$Linux_X86_64 LibreOffice_project/40$Build-3</meta:generator>
    <meta:document-statistic meta:table-count="0" meta:image-count="0" meta:object-count="0" meta:page-count="1" meta:paragraph-count="11" meta:word-count="165" meta:character-count="860" meta:non-whitespace-character-count="701"/>
  </office:meta>
</office:document-meta>
</file>